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42cec8"/>
    </style:style>
    <style:style style:name="P6" style:family="paragraph" style:parent-style-name="Standard">
      <style:text-properties officeooo:paragraph-rsid="0042cec8"/>
    </style:style>
    <style:style style:name="P7" style:family="paragraph" style:parent-style-name="Heading" style:master-page-name="First_20_Page">
      <style:paragraph-properties fo:text-align="center" style:justify-single-word="false" style:page-number="auto"/>
    </style:style>
    <style:style style:name="P8" style:family="paragraph" style:parent-style-name="Text_20_body">
      <style:text-properties fo:font-size="11pt" officeooo:paragraph-rsid="0042cec8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officeooo:rsid="0042c3d3" officeooo:paragraph-rsid="0042c3d3"/>
    </style:style>
    <style:style style:name="P10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2pt" officeooo:paragraph-rsid="0042c3d3" style:font-size-asian="12pt" style:font-size-complex="12pt"/>
    </style:style>
    <style:style style:name="P11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2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3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rsid="0042c3d3" officeooo:paragraph-rsid="0042c3d3" style:font-size-asian="11pt" style:font-size-complex="11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35704b" style:font-size-asian="10pt" style:font-name-complex="Arial" style:font-size-complex="10pt"/>
    </style:style>
    <style:style style:name="T5" style:family="text">
      <style:text-properties style:font-name="Liberation Sans2" fo:font-size="10pt" officeooo:rsid="0042cec8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2cec8" style:font-weight-asian="normal" style:font-weight-complex="normal"/>
    </style:style>
    <style:style style:name="T11" style:family="text">
      <style:text-properties officeooo:rsid="0009d7a2"/>
    </style:style>
    <style:style style:name="T12" style:family="text">
      <style:text-properties fo:color="#000000"/>
    </style:style>
    <style:style style:name="T13" style:family="text">
      <style:text-properties fo:color="#000000" officeooo:rsid="0042c3d3"/>
    </style:style>
    <style:style style:name="T14" style:family="text">
      <style:text-properties officeooo:rsid="0042c3d3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42cec8" style:font-size-asian="11pt" style:font-size-complex="11pt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officeooo:rsid="0042ce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4">Prohlášení </text:span></text:p>
      <text:p text:style-name="P9">platí pro případ zvolení do níže uvedené funkce</text:p>
      <text:p text:style-name="P9"/>
      <text:p text:style-name="P12">jméno a příjmení: <text:tab/><text:span text:style-name="T12">….................................</text:span></text:p>
      <text:p text:style-name="P12">rodné příjmení: <text:tab/><text:span text:style-name="T12">….................................</text:span></text:p>
      <text:p text:style-name="P12">místo narození:<text:tab/> <text:span text:style-name="T12">….................................</text:span></text:p>
      <text:p text:style-name="P12">okres narození:<text:tab/><text:span text:style-name="T12">….................................</text:span></text:p>
      <text:p text:style-name="P12">rodné číslo:<text:tab/><text:span text:style-name="T12">…......................../........</text:span></text:p>
      <text:p text:style-name="P12">trvale bytem:<text:tab/><text:span text:style-name="T12">…..............................…</text:span></text:p>
      <text:p text:style-name="P12"><text:span text:style-name="T12"/></text:p>
      <text:p text:style-name="P13"><text:span text:style-name="T12">organizace: <text:tab/>Otevřená města, z. s.</text:span></text:p>
      <text:p text:style-name="P11">název funkce:<text:tab/>člen výboru</text:p>
      <text:p text:style-name="P10"><text:span text:style-name="Strong_20_Emphasis"><text:span text:style-name="T17">datum zvolení: <text:tab/>….................................</text:span></text:span></text:p>
      <text:p text:style-name="P14"><text:span text:style-name="T13">Prohlašuji, že </text:span>jsem způsobilý vykonávat výše uvedenou funkci, <text:span text:style-name="T14">z</text:span>ejména prohlašuji, že nejsem v úpadku a jsem plně svéprávný. Tuto funkci přijímám a souhlasím se zápisem mé osoby do <text:span text:style-name="T18">veřejného</text:span> rejstříku.</text:p>
      <text:p text:style-name="P14"><text:span text:style-name="T14">Za</text:span>vaz<text:span text:style-name="T14">uji se </text:span>řídit stanovami <text:span text:style-name="T14">organizace. Souhlasím s</text:span> trval<text:span text:style-name="T14">ým</text:span> zveřejnění<text:span text:style-name="T14">m přiložených dokumentů</text:span> na internetových stránkách <text:span text:style-name="T14">organizace.</text:span></text:p>
      <text:p text:style-name="P8">V …………………. dne ……………………………………</text:p>
      <text:p text:style-name="P4"><text:span text:style-name="Strong_20_Emphasis"><text:span text:style-name="T9"/></text:span></text:p>
      <text:p text:style-name="P4"><text:span text:style-name="Strong_20_Emphasis"><text:span text:style-name="T9"/></text:span></text:p>
      <text:p text:style-name="P5"><text:span text:style-name="Strong_20_Emphasis"><text:span text:style-name="T17">…………………………………</text:span></text:span><text:span text:style-name="Strong_20_Emphasis"><text:span text:style-name="T9"><text:line-break/></text:span></text:span><text:span text:style-name="Strong_20_Emphasis"><text:span text:style-name="T10">úředně ověřený podpis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Přílohy: </text:span></text:p>
      <text:p text:style-name="Standard"><text:span text:style-name="Strong_20_Emphasis"><text:span text:style-name="T9">životopis</text:span></text:span></text:p>
      <text:p text:style-name="P6"><text:span text:style-name="Strong_20_Emphasis"><text:span text:style-name="T9">dokument o přínosu k cílům spolku – </text:span></text:span><text:span text:style-name="Strong_20_Emphasis"><text:span text:style-name="T10">popište, jakými konkrétními činy dlouhodobě přispíváte cílům spolku</text:span></text:span></text:p>
      <text:p text:style-name="P10"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5T23:25:22.611553788</dc:date>
    <meta:editing-cycles>71</meta:editing-cycles>
    <meta:editing-duration>P24DT11H44M1S</meta:editing-duration>
    <meta:generator>LibreOffice/5.1.4.2$Linux_x86 LibreOffice_project/10m0$Build-2</meta:generator>
    <meta:document-statistic meta:table-count="0" meta:image-count="0" meta:object-count="0" meta:page-count="1" meta:paragraph-count="20" meta:word-count="127" meta:character-count="1112" meta:non-whitespace-character-count="995"/>
    <meta:user-defined meta:name="Informace 1"/>
    <meta:user-defined meta:name="Informace 2"/>
    <meta:user-defined meta:name="Informace 3"/>
    <meta:user-defined meta:name="Informace 4"/>
  </office:meta>
</office:document-meta>
</file>